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Helvetica Neue', Helvetica, Arial, sans-serif"/>
    <style:font-face style:name="monospace" svg:font-family="monospace, serif"/>
  </office:font-face-decls>
  <office:automatic-styles>
    <style:style style:name="P1" style:family="paragraph" style:parent-style-name="Standard">
      <style:text-properties officeooo:paragraph-rsid="0010774d"/>
    </style:style>
    <style:style style:name="P2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313131" loext:opacity="100%" style:font-name="Open Sans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13131" loext:opacity="100%" style:font-name="Open Sans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</style:style>
    <style:style style:name="T1" style:family="text">
      <style:text-properties style:font-name="monospace" fo:background-color="#f0f8ff" loext:char-shading-value="0"/>
    </style:style>
    <style:style style:name="T2" style:family="text">
      <style:text-properties fo:font-variant="normal" fo:text-transform="none" fo:color="#313131" loext:opacity="100%" style:font-name="Open Sans" fo:font-size="12pt" fo:letter-spacing="normal" fo:font-style="normal" fo:font-weight="normal"/>
    </style:style>
    <style:style style:name="T3" style:family="text">
      <style:text-properties fo:font-variant="normal" fo:text-transform="none" fo:color="#313131" loext:opacity="100%" style:font-name="Open Sans" fo:font-size="12pt" fo:letter-spacing="normal" fo:font-style="italic" fo:font-weight="normal"/>
    </style:style>
    <style:style style:name="T4" style:family="text">
      <style:text-properties fo:font-variant="normal" fo:text-transform="none" fo:color="#313131" loext:opacity="100%" style:font-name="monospace" fo:font-size="12pt" fo:letter-spacing="normal" fo:font-style="normal" fo:font-weight="normal" fo:background-color="#f0f8ff" loext:char-shading-value="0" loext:padding="0cm" loext:border="none"/>
    </style:style>
    <style:style style:name="T5" style:family="text">
      <style:text-properties officeooo:rsid="000e8fe1"/>
    </style:style>
    <style:style style:name="T6" style:family="text">
      <style:text-properties officeooo:rsid="0010774d"/>
    </style:style>
    <style:style style:name="T7" style:family="text">
      <style:text-properties officeooo:rsid="0014c462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21857035" text:style-name="L1">
        <text:list-header>
          <text:p text:style-name="P3"><text:span text:style-name="T2"/></text:p>
        </text:list-header>
      </text:list>
      <text:p text:style-name="Standard"/>
      <text:p text:style-name="Standard"/>
      <text:p text:style-name="Standard">u1 = User.objects.create_user(username='Автор_1')</text:p>
      <text:p text:style-name="Standard">u2 = User.objects.create_user(username='Автор_2')</text:p>
      <text:p text:style-name="Standard">Author.objects.create(authorUser=u1)</text:p>
      <text:p text:style-name="Standard">Author.objects.create(authorUser=u<text:span text:style-name="T5">2</text:span>)</text:p>
      <text:p text:style-name="Standard">Category.objects.create(name='IT')</text:p>
      <text:p text:style-name="Standard">Category.objects.create(name='<text:span text:style-name="T6">Weather</text:span>')</text:p>
      <text:p text:style-name="P1">Category.objects.create(name='<text:span text:style-name="T6">Work</text:span>')</text:p>
      <text:p text:style-name="P1">Category.objects.create(name='<text:span text:style-name="T6">Game</text:span>')</text:p>
      <text:p text:style-name="P1">author = Author.objects.get(id=1)</text:p>
      <text:p text:style-name="P1">author2 = Author.objects.get(id=2)</text:p>
      <text:p text:style-name="P1">Post.objects.create(author=author, categoryType='NW', title='sometitle', text = 'новость первого автора')</text:p>
      <text:p text:style-name="P1"/>
      <text:p text:style-name="P1">Post.objects.create(author=author2, categoryType='AR', title='первая новость второго автора', text = 'какойто текст первой новости второго автора')</text:p>
      <text:p text:style-name="P1">Post.objects.create(author=author2, categoryType='AR', title='вторая новость второго автора', text = 'какойто текст второй <text:s/>новости второго автора')</text:p>
      <text:p text:style-name="P1"/>
      <text:p text:style-name="P1">Post.objects.get(id=1).postCategory.add(Category.objects.get(id=1))</text:p>
      <text:p text:style-name="P1">Post.objects.get(id=2).postCategory.add(Category.objects.get(id=2))</text:p>
      <text:p text:style-name="P1">Post.objects.get(id=3).postCategory.add(Category.objects.get(id=<text:span text:style-name="T7">3</text:span>))</text:p>
      <text:p text:style-name="P1">Post.objects.get(id=3).postCategory.add(Category.objects.get(id=4))</text:p>
      <text:p text:style-name="P1"/>
      <text:p text:style-name="P1">Comment.objects.create(commentPost=Post.objects.get(id=1),commentUser=Author.objects.get(id=1).authorUser, text='какойто текст к первому посту')</text:p>
      <text:p text:style-name="P1">Comment.objects.create(commentPost=Post.objects.get(id=2),commentUser=Author.objects.get(id=1).authorUser, text='какойто текст ко второму <text:s/>посту')</text:p>
      <text:p text:style-name="P1">Comment.objects.create(commentPost=Post.objects.get(id=3),commentUser=Author.objects.get(id=2).authorUser, text='какойто текст ко третьему <text:s/>посту')</text:p>
      <text:p text:style-name="P1">Comment.objects.create(commentPost=Post.objects.get(id=3),commentUser=Author.objects.get(id=2).authorUser, text='ещ какойто текст ко третьему <text:s/>посту')</text:p>
      <text:p text:style-name="P1"/>
      <text:p text:style-name="P1">&gt;&gt;&gt; Comment.objects.get(id=1).like()</text:p>
      <text:p text:style-name="P1">&gt;&gt;&gt; Comment.objects.get(id=1).like()</text:p>
      <text:p text:style-name="P1">&gt;&gt;&gt; Comment.objects.get(id=2).like()</text:p>
      <text:p text:style-name="P1">&gt;&gt;&gt; Comment.objects.get(id=2).dislike()</text:p>
      <text:p text:style-name="P1">&gt;&gt;&gt; Comment.objects.get(id=2).dislike()</text:p>
      <text:p text:style-name="P1">&gt;&gt;&gt; Comment.objects.get(id=3).dislike()</text:p>
      <text:p text:style-name="P1">&gt;&gt;&gt; Comment.objects.get(id=3).dislike()</text:p>
      <text:p text:style-name="P1">&gt;&gt;&gt; Comment.objects.get(id=3).dislike()</text:p>
      <text:p text:style-name="P1">&gt;&gt;&gt; Comment.objects.get(id=3).dislike()</text:p>
      <text:p text:style-name="P1">&gt;&gt;&gt; Comment.objects.get(id=3).dislike()</text:p>
      <text:p text:style-name="P1">&gt;&gt;&gt; Comment.objects.get(id=3).like()</text:p>
      <text:p text:style-name="P1">&gt;&gt;&gt; Comment.objects.get(id=1).rating</text:p>
      <text:p text:style-name="P1">&gt;&gt;&gt; Comment.objects.get(id=2).rating</text:p>
      <text:p text:style-name="P1">&gt;&gt;&gt; Comment.objects.get(id=3).rating</text:p>
      <text:p text:style-name="P1">&gt;&gt;&gt; Comment.objects.get(id=4).rating</text:p>
      <text:p text:style-name="P1">&gt;&gt;&gt; Comment.objects.get(id=4).like()</text:p>
      <text:p text:style-name="P1">&gt;&gt;&gt; Comment.objects.get(id=4).like()</text:p>
      <text:p text:style-name="P1"><text:soft-page-break/>&gt;&gt;&gt; Comment.objects.get(id=4).dislike()</text:p>
      <text:p text:style-name="P1">&gt;&gt;&gt; Post.objects.get(id=1).like()</text:p>
      <text:p text:style-name="P1">&gt;&gt;&gt; Post.objects.get(id=1).like()</text:p>
      <text:p text:style-name="P1">&gt;&gt;&gt; Post.objects.get(id=1).like()</text:p>
      <text:p text:style-name="P1">&gt;&gt;&gt; Post.objects.get(id=3).like()</text:p>
      <text:p text:style-name="P1">&gt;&gt;&gt; Post.objects.get(id=3).like()</text:p>
      <text:p text:style-name="P1">&gt;&gt;&gt; Post.objects.get(id=3).like()</text:p>
      <text:p text:style-name="P1">&gt;&gt;&gt; Post.objects.get(id=3).like()</text:p>
      <text:p text:style-name="P1">&gt;&gt;&gt; Post.objects.get(id=2).like()</text:p>
      <text:p text:style-name="P1">&gt;&gt;&gt; Post.objects.get(id=4).like()</text:p>
      <text:p text:style-name="P1"/>
      <text:p text:style-name="P1">&gt;&gt;&gt; a = Author.objects.get(id=1)</text:p>
      <text:p text:style-name="P1">&gt;&gt;&gt; b = Author.objects.get(id=2)</text:p>
      <text:p text:style-name="P1">&gt;&gt;&gt; a.update_rating()</text:p>
      <text:p text:style-name="P1">&gt;&gt;&gt; a.ratingAuthor</text:p>
      <text:p text:style-name="P1">&gt;&gt;&gt; b.update_rating()</text:p>
      <text:p text:style-name="P1">&gt;&gt;&gt; b.ratingAuthor</text:p>
      <text:p text:style-name="P1"/>
      <text:p text:style-name="P1">a = Author.objects.order_by('-ratingAuthor'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Helvetica Neue', Helvetica, Arial, sans-serif"/>
    <style:font-face style:name="monospace" svg:font-family="monospace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6:08:41.197776675</meta:creation-date>
    <dc:date>2022-10-25T21:00:00.682997144</dc:date>
    <meta:editing-duration>PT6M35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2" meta:paragraph-count="55" meta:word-count="156" meta:character-count="2792" meta:non-whitespace-character-count="2687"/>
  </office:meta>
</office:document-meta>
</file>